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115%"/>
      <style:text-properties fo:language="pt" fo:country="BR" officeooo:rsid="00165eb1" officeooo:paragraph-rsid="0016c561"/>
    </style:style>
    <style:style style:name="P2" style:family="paragraph" style:parent-style-name="Standard" style:list-style-name="L3">
      <style:paragraph-properties fo:line-height="115%"/>
      <style:text-properties fo:language="pt" fo:country="BR" officeooo:rsid="0016c561" officeooo:paragraph-rsid="0016c561"/>
    </style:style>
    <style:style style:name="P3" style:family="paragraph" style:parent-style-name="Standard" style:list-style-name="L3">
      <style:paragraph-properties fo:line-height="115%"/>
      <style:text-properties fo:language="pt" fo:country="BR" officeooo:rsid="00185a3d" officeooo:paragraph-rsid="00185a3d"/>
    </style:style>
    <style:style style:name="P4" style:family="paragraph" style:parent-style-name="Standard" style:list-style-name="L3">
      <style:paragraph-properties fo:line-height="115%"/>
      <style:text-properties fo:language="pt" fo:country="BR" officeooo:rsid="001739bc" officeooo:paragraph-rsid="001739bc"/>
    </style:style>
    <style:style style:name="P5" style:family="paragraph" style:parent-style-name="Standard" style:list-style-name="L3">
      <style:paragraph-properties fo:line-height="115%"/>
      <style:text-properties fo:language="pt" fo:country="BR" officeooo:rsid="001a6fae" officeooo:paragraph-rsid="001a6fae"/>
    </style:style>
    <style:style style:name="P6" style:family="paragraph" style:parent-style-name="Standard" style:list-style-name="L3">
      <style:paragraph-properties fo:line-height="115%"/>
      <style:text-properties fo:language="pt" fo:country="BR" officeooo:rsid="001bb0b2" officeooo:paragraph-rsid="001bb0b2"/>
    </style:style>
    <style:style style:name="P7" style:family="paragraph" style:parent-style-name="Standard">
      <style:paragraph-properties fo:line-height="115%"/>
      <style:text-properties fo:language="pt" fo:country="BR" officeooo:rsid="000ebf0c" officeooo:paragraph-rsid="000ebf0c"/>
    </style:style>
    <style:style style:name="P8" style:family="paragraph" style:parent-style-name="Standard" style:list-style-name="L3">
      <style:paragraph-properties fo:line-height="115%"/>
      <style:text-properties fo:language="pt" fo:country="BR" officeooo:rsid="001f0026" officeooo:paragraph-rsid="001f0026"/>
    </style:style>
    <style:style style:name="P9" style:family="paragraph" style:parent-style-name="Standard" style:list-style-name="L3">
      <style:paragraph-properties fo:line-height="115%"/>
      <style:text-properties fo:language="pt" fo:country="BR" officeooo:rsid="001f7e8e" officeooo:paragraph-rsid="001f7e8e"/>
    </style:style>
    <style:style style:name="P10" style:family="paragraph" style:parent-style-name="Standard" style:list-style-name="L3">
      <style:paragraph-properties fo:line-height="115%"/>
      <style:text-properties fo:language="pt" fo:country="BR" officeooo:rsid="002b4721" officeooo:paragraph-rsid="002b4721"/>
    </style:style>
    <style:style style:name="P11" style:family="paragraph" style:parent-style-name="Standard" style:list-style-name="L3">
      <style:paragraph-properties fo:line-height="115%"/>
      <style:text-properties fo:language="pt" fo:country="BR" officeooo:rsid="002c232e" officeooo:paragraph-rsid="002c232e"/>
    </style:style>
    <style:style style:name="P12" style:family="paragraph" style:parent-style-name="Standard" style:list-style-name="L3">
      <style:paragraph-properties fo:line-height="115%"/>
      <style:text-properties fo:language="pt" fo:country="BR" officeooo:rsid="002da1c9" officeooo:paragraph-rsid="002da1c9"/>
    </style:style>
    <style:style style:name="P13" style:family="paragraph" style:parent-style-name="Standard">
      <style:paragraph-properties fo:line-height="115%"/>
      <style:text-properties fo:language="pt" fo:country="BR" officeooo:rsid="00146089" officeooo:paragraph-rsid="00146089"/>
    </style:style>
    <style:style style:name="P14" style:family="paragraph" style:parent-style-name="Standard" style:list-style-name="L3">
      <style:paragraph-properties fo:line-height="115%"/>
      <style:text-properties officeooo:rsid="0016c561" officeooo:paragraph-rsid="0016c561"/>
    </style:style>
    <style:style style:name="P15" style:family="paragraph" style:parent-style-name="Standard" style:list-style-name="L3">
      <style:paragraph-properties fo:line-height="115%"/>
      <style:text-properties officeooo:rsid="0020e7db" officeooo:paragraph-rsid="0020e7db"/>
    </style:style>
    <style:style style:name="P16" style:family="paragraph" style:parent-style-name="Standard" style:list-style-name="L3">
      <style:paragraph-properties fo:line-height="115%"/>
      <style:text-properties officeooo:rsid="00253a61" officeooo:paragraph-rsid="00253a61"/>
    </style:style>
    <style:style style:name="P17" style:family="paragraph" style:parent-style-name="Standard" style:list-style-name="L3">
      <style:paragraph-properties fo:line-height="115%"/>
      <style:text-properties officeooo:paragraph-rsid="0016c561"/>
    </style:style>
    <style:style style:name="P18" style:family="paragraph" style:parent-style-name="Standard" style:list-style-name="L3">
      <style:paragraph-properties fo:line-height="115%"/>
      <style:text-properties officeooo:paragraph-rsid="001f7e8e"/>
    </style:style>
    <style:style style:name="P19" style:family="paragraph" style:parent-style-name="Standard" style:list-style-name="L3">
      <style:paragraph-properties fo:line-height="115%"/>
      <style:text-properties officeooo:paragraph-rsid="00221048"/>
    </style:style>
    <style:style style:name="P20" style:family="paragraph" style:parent-style-name="Standard" style:list-style-name="L3">
      <style:paragraph-properties fo:line-height="115%"/>
      <style:text-properties officeooo:paragraph-rsid="00253a61"/>
    </style:style>
    <style:style style:name="P21" style:family="paragraph" style:parent-style-name="Standard" style:list-style-name="L3">
      <style:paragraph-properties fo:line-height="115%"/>
      <style:text-properties officeooo:paragraph-rsid="0025e208"/>
    </style:style>
    <style:style style:name="P22" style:family="paragraph" style:parent-style-name="Standard" style:list-style-name="L3">
      <style:paragraph-properties fo:line-height="115%"/>
      <style:text-properties officeooo:paragraph-rsid="00284a66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65eb1"/>
    </style:style>
    <style:style style:name="T3" style:family="text">
      <style:text-properties fo:language="pt" fo:country="BR" officeooo:rsid="000ebf0c"/>
    </style:style>
    <style:style style:name="T4" style:family="text">
      <style:text-properties fo:language="pt" fo:country="BR" officeooo:rsid="0016c561"/>
    </style:style>
    <style:style style:name="T5" style:family="text">
      <style:text-properties fo:language="pt" fo:country="BR" officeooo:rsid="001f0026"/>
    </style:style>
    <style:style style:name="T6" style:family="text">
      <style:text-properties fo:language="pt" fo:country="BR" officeooo:rsid="001f7e8e"/>
    </style:style>
    <style:style style:name="T7" style:family="text">
      <style:text-properties fo:language="pt" fo:country="BR" officeooo:rsid="0024802e"/>
    </style:style>
    <style:style style:name="T8" style:family="text">
      <style:text-properties fo:language="pt" fo:country="BR" officeooo:rsid="00221048"/>
    </style:style>
    <style:style style:name="T9" style:family="text">
      <style:text-properties fo:language="pt" fo:country="BR" officeooo:rsid="0025e208"/>
    </style:style>
    <style:style style:name="T10" style:family="text">
      <style:text-properties fo:language="pt" fo:country="BR" officeooo:rsid="00253a61"/>
    </style:style>
    <style:style style:name="T11" style:family="text">
      <style:text-properties fo:language="pt" fo:country="BR" officeooo:rsid="00284a66"/>
    </style:style>
    <style:style style:name="T12" style:family="text">
      <style:text-properties fo:language="pt" fo:country="BR" officeooo:rsid="002a2948"/>
    </style:style>
    <style:style style:name="T13" style:family="text">
      <style:text-properties fo:language="pt" fo:country="BR" officeooo:rsid="002aaf94"/>
    </style:style>
    <style:style style:name="T14" style:family="text">
      <style:text-properties officeooo:rsid="001739bc"/>
    </style:style>
    <style:style style:name="T15" style:family="text">
      <style:text-properties officeooo:rsid="00185a3d"/>
    </style:style>
    <style:style style:name="T16" style:family="text">
      <style:text-properties officeooo:rsid="001a6fae"/>
    </style:style>
    <style:style style:name="T17" style:family="text">
      <style:text-properties officeooo:rsid="001bb0b2"/>
    </style:style>
    <style:style style:name="T18" style:family="text">
      <style:text-properties officeooo:rsid="001f7e8e"/>
    </style:style>
    <style:style style:name="T19" style:family="text">
      <style:text-properties officeooo:rsid="002b4721"/>
    </style:style>
    <style:style style:name="T20" style:family="text">
      <style:text-properties officeooo:rsid="002e81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erguntas para exercício de Pandas</text:p>
      <text:p text:style-name="P7"/>
      <text:list xml:id="list686958940" text:style-name="L3">
        <text:list-item>
          <text:p text:style-name="P1">Realize a importação dos dados utilizando a biblioteca Pandas e armazene essa tabela numa variável com o nome “tabela_original”;</text:p>
        </text:list-item>
        <text:list-item>
          <text:p text:style-name="P17"><text:span text:style-name="T2">Identifique</text:span><text:span text:style-name="T3"> o número de filas e colunas presentes aplicando dois métodos diferentes;</text:span></text:p>
        </text:list-item>
        <text:list-item>
          <text:p text:style-name="P17"><text:span text:style-name="T4">Identifique</text:span><text:span text:style-name="T3"> a existências de valores Null utilizando pelo menos duas formas diferentes;</text:span></text:p>
        </text:list-item>
        <text:list-item>
          <text:p text:style-name="P14"><text:span text:style-name="T3">M</text:span><text:span text:style-name="T1">ostre os Labels das colunas;</text:span></text:p>
        </text:list-item>
        <text:list-item>
          <text:p text:style-name="P2">Elimine a primeira coluna e a coluna Lot. Está modificação deve afetar o DataFrame original. Está modificação afeta o tamanho do DataFrame na <text:span text:style-name="T14">memória</text:span>? <text:span text:style-name="T14">Quantifique a diferença.</text:span></text:p>
        </text:list-item>
        <text:list-item>
          <text:p text:style-name="P3">Identifique quantas compras foram realizadas por um valor igual a zero e elimine esses registros da tabela original aplicando duas alternativas diferentes;</text:p>
        </text:list-item>
        <text:list-item>
          <text:p text:style-name="P4">Qual é o valor <text:span text:style-name="T15">mínimo, máximo, médio </text:span><text:span text:style-name="T16">e o desvio padrão</text:span><text:span text:style-name="T15"> de todas as compras realizadas.</text:span></text:p>
        </text:list-item>
        <text:list-item>
          <text:p text:style-name="P5">Identifique <text:span text:style-name="T17">quantos e </text:span>quais idiomas são registrados no m<text:span text:style-name="T20">o</text:span>mento de realizar as compras;</text:p>
        </text:list-item>
        <text:list-item>
          <text:p text:style-name="P6">Apresente os idiomas por ordem de maior a menor quantidade de compras.</text:p>
        </text:list-item>
        <text:list-item>
          <text:p text:style-name="P6">Verifique qual idioma registra o maior e o menor número de compras</text:p>
        </text:list-item>
        <text:list-item>
          <text:p text:style-name="P8">Apresente os idiomas que o valor médio da compra é superior ao valor médio para todas as compras</text:p>
        </text:list-item>
        <text:list-item>
          <text:p text:style-name="P18"><text:span text:style-name="T5">Apresente os idiomas que o valor médio da compra é </text:span><text:span text:style-name="T6">inferior</text:span><text:span text:style-name="T5"> ao valor médio para todas as compras</text:span></text:p>
        </text:list-item>
        <text:list-item>
          <text:p text:style-name="P9"><text:span text:style-name="T18">A</text:span>presente um DataFrame que mostre o número de compras, o valor médio das compras, o maior valor gastado, o menor valor gasto em função da profissão</text:p>
        </text:list-item>
        <text:list-item>
          <text:p text:style-name="P15"><text:span text:style-name="T1">Organize o DataFrame realizado previamente de maior a menor para média, valor máximo e número de compras</text:span></text:p>
        </text:list-item>
        <text:list-item>
          <text:p text:style-name="P19"><text:span text:style-name="T7">Modifique a coluna Email</text:span><text:span text:style-name="T8">. Esta coluna deve de conter somente o servidor </text:span><text:span text:style-name="T7">de e-mail utilizado no momento de realizar o registo. Exemplo: </text:span><text:a xlink:type="simple" xlink:href="mailto:nome@email.com" text:style-name="Internet_20_link" text:visited-style-name="Visited_20_Internet_20_Link">nome@email.com</text:a><text:span text:style-name="T7"> → email.com</text:span></text:p>
        </text:list-item>
        <text:list-item>
          <text:p text:style-name="P16"><text:span text:style-name="T7">M</text:span><text:span text:style-name="T1">ostre quantas compras são realizadas durante o dia e quantas durante a noite</text:span></text:p>
        </text:list-item>
        <text:list-item>
          <text:p text:style-name="P20"><text:span text:style-name="T10">Identifique </text:span><text:span text:style-name="T9">os 5 </text:span><text:span text:style-name="T10">servidores de e-mail que mais se registram durante o dia e durante a noite</text:span></text:p>
        </text:list-item>
        <text:list-item>
          <text:p text:style-name="P21"><text:span text:style-name="T10">Identifique </text:span><text:span text:style-name="T9">os 5 profissões</text:span><text:span text:style-name="T10"> de e-mail que </text:span><text:span text:style-name="T9">menos</text:span><text:span text:style-name="T10"> </text:span><text:span text:style-name="T9">dinheiro gastam </text:span><text:span text:style-name="T10">durante o dia e durante a noite</text:span></text:p>
        </text:list-item>
        <text:list-item>
          <text:p text:style-name="P22"><text:span text:style-name="T11">Identifique </text:span><text:span text:style-name="T12">as 5 empresas </text:span><text:span text:style-name="T11">que realiz</text:span><text:span text:style-name="T12">aram </text:span><text:span text:style-name="T11">mais compras, </text:span><text:span text:style-name="T12">quantas compras as empresas realizaram, o valor máximo e mínimos das compras, e o valor total que as empresas gastaram</text:span><text:span text:style-name="T11">. </text:span><text:span text:style-name="T13">Apresente esses resultados organizados do maior número de compras e da maior média.</text:span></text:p>
        </text:list-item>
        <text:list-item>
          <text:p text:style-name="P10">Crie um DataFrame utilizando a informação da coluna Browser Info. O novo DataFrame tem que ter duas colunas, uma sendo o navegador utilizado e a outra o sistema operativo e outra.</text:p>
        </text:list-item>
        <text:list-item>
          <text:p text:style-name="P11">Elimine a coluna <text:span text:style-name="T19">Browser Info </text:span>e junte os dois DataFrame</text:p>
        </text:list-item>
        <text:list-item>
          <text:p text:style-name="P12">Qual são os sistemas operativos mais utilizados e qual é o valor total, valor médio, valor máximo e mínimo registrados com esses sistemas operativos?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2T13:46:49.675097714</meta:creation-date>
    <dc:date>2020-10-02T22:41:11.986505296</dc:date>
    <meta:editing-duration>PT46M36S</meta:editing-duration>
    <meta:editing-cycles>5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23" meta:word-count="434" meta:character-count="2565" meta:non-whitespace-character-count="2176"/>
  </office:meta>
</office:document-meta>
</file>